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8000003E018AA59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6.3cm" svg:height="26.25cm" draw:z-index="0"><draw:image xlink:href="Pictures/1000000100000268000003E018AA59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21:20:03.091000000</meta:creation-date>
    <dc:date>2024-04-10T21:20:23.620000000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0.3$Windows_X86_64 LibreOffice_project/da48488a73ddd66ea24cf16bbc4f7b9c08e9bea1</meta:generator>
  </office:meta>
</office:document-meta>
</file>